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f59a" officeooo:paragraph-rsid="0019f59a"/>
    </style:style>
    <style:style style:name="P2" style:family="paragraph" style:parent-style-name="Heading_20_2">
      <style:text-properties officeooo:rsid="0019f59a" officeooo:paragraph-rsid="0019f59a"/>
    </style:style>
    <style:style style:name="P3" style:family="paragraph" style:parent-style-name="Heading_20_2">
      <style:text-properties officeooo:rsid="001bb3eb" officeooo:paragraph-rsid="001bb3eb"/>
    </style:style>
    <style:style style:name="P4" style:family="paragraph" style:parent-style-name="Heading_20_2">
      <style:text-properties officeooo:rsid="001d1174" officeooo:paragraph-rsid="001d1174"/>
    </style:style>
    <style:style style:name="P5" style:family="paragraph" style:parent-style-name="Text_20_body">
      <style:text-properties officeooo:rsid="0019f59a" officeooo:paragraph-rsid="0019f59a"/>
    </style:style>
    <style:style style:name="P6" style:family="paragraph" style:parent-style-name="Text_20_body">
      <style:text-properties officeooo:rsid="001bb3eb" officeooo:paragraph-rsid="001bb3eb"/>
    </style:style>
    <style:style style:name="P7" style:family="paragraph" style:parent-style-name="Text_20_body">
      <style:text-properties officeooo:rsid="001d1174" officeooo:paragraph-rsid="001d1174"/>
    </style:style>
    <style:style style:name="T1" style:family="text">
      <style:text-properties officeooo:rsid="0019f59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ackathon - <text:span text:style-name="T1">AngularJS</text:span></text:p>
      <text:p text:style-name="P1"/>
      <text:p text:style-name="P1">The about page of the Symposium website isn’t displaying properly! You’ll have to fix this in the activities below:</text:p>
      <text:p text:style-name="P1"/>
      <text:h text:style-name="P2" text:outline-level="2">Step 1: Show the hotel amenities</text:h>
      <text:p text:style-name="P5">It’s no good if the guests can’t see what they can do!</text:p>
      <text:p text:style-name="P5">In <text:span text:style-name="T4">about.html</text:span>, use the <text:span text:style-name="T2">ng-repeat </text:span><text:span text:style-name="T3">directive to iterate through the amenities array in the controller at </text:span><text:span text:style-name="T5">about.js</text:span><text:span text:style-name="T8"> so that they are all displayed in a list.</text:span></text:p>
      <text:p text:style-name="P5"><text:span text:style-name="T8"/></text:p>
      <text:h text:style-name="P2" text:outline-level="2">Step 2: Show the correct talks information</text:h>
      <text:p text:style-name="P5">Users are seeing both pieces of information about the talks that are on offer at the symposium regardless of their login status.</text:p>
      <text:p text:style-name="P5">In <text:span text:style-name="T4">about.html, </text:span><text:span text:style-name="T7">conditionally display the correct information for users using </text:span><text:span text:style-name="T9">ng-show</text:span><text:span text:style-name="T7">.</text:span></text:p>
      <text:p text:style-name="P5"><text:span text:style-name="T7">Note: Login status is stored at the $rootScope level; check </text:span><text:span text:style-name="T4">login.js </text:span><text:span text:style-name="T7">to see how it is stored. $rootScope is available to all scopes, controllers and html views.</text:span></text:p>
      <text:p text:style-name="P5"><text:span text:style-name="T7"/></text:p>
      <text:h text:style-name="P3" text:outline-level="2">Step 3: Pretty pictures</text:h>
      <text:p text:style-name="P6">Everyone knows a website’s no good unless there are pretty pictures.</text:p>
      <text:p text:style-name="P7">Use <text:span text:style-name="T2">ng-src</text:span><text:span text:style-name="T3"> to set the main image path in </text:span><text:span text:style-name="T5">about.html</text:span><text:span text:style-name="T8">.</text:span></text:p>
      <text:p text:style-name="P7"><text:span text:style-name="T8">Use </text:span><text:span text:style-name="T9">ng-src </text:span><text:span text:style-name="T8">to set the thumbnail images in </text:span><text:span text:style-name="T5">about.html. </text:span><text:span text:style-name="T8">Note: $index lets you access the element’s index within an </text:span><text:span text:style-name="T9">ng-repeat</text:span><text:span text:style-name="T8"> directive.</text:span></text:p>
      <text:p text:style-name="P7"><text:span text:style-name="T8">Add an implementation for setMainImage() in </text:span><text:span text:style-name="T5">about.js</text:span><text:span text:style-name="T8"> to update the main image of the page whenever a thumbnail image is clicked.</text:span></text:p>
      <text:p text:style-name="P7"><text:span text:style-name="T8"/></text:p>
      <text:h text:style-name="P4" text:outline-level="2">Step 4: Infinite scrolling</text:h>
      <text:p text:style-name="P7">The <text:span text:style-name="T4">attendees.html </text:span><text:span text:style-name="T7">page is only showing the first 8 attendees!</text:span></text:p>
      <text:p text:style-name="P7"><text:span text:style-name="T7">Catch the broadcasted event from </text:span><text:span text:style-name="T4">app.js</text:span><text:span text:style-name="T7"> in the controller at </text:span><text:span text:style-name="T4">attendees.js</text:span><text:span text:style-name="T10"> and use it to load some more people into the atts array.</text:span></text:p>
      <text:p text:style-name="P7"><text:span text:style-name="T10">Note: There is a getNextFiveAttendees() function in </text:span><text:span text:style-name="T6">attendeesService.js</text:span><text:span text:style-name="T10"> that should help here.</text:span></text:p>
      <text:p text:style-name="P7"><text:span text:style-name="T10">Note2: All </text:span><text:span text:style-name="T11">$on </text:span><text:span text:style-name="T12">actions should end with </text:span><text:span text:style-name="T11">$scope.$apply(); </text:span><text:span text:style-name="T12">in order to propagate their chang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13:48:49.866029671</meta:creation-date>
    <dc:date>2016-09-10T14:08:54.734469324</dc:date>
    <meta:editing-duration>PT20M4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9" meta:word-count="263" meta:character-count="1598" meta:non-whitespace-character-count="1354"/>
  </office:meta>
</office:document-meta>
</file>